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office:automatic-styles>
  <office:body>
    <office:text>
      <text:p text:style-name="Title">Solución EIE05</text:p>
      <text:h text:style-name="Heading_20_1" text:outline-level="1"><text:bookmark-start text:name="solución-eie05"/>Solución EIE05<text:bookmark-end text:name="solución-eie05"/></text:h>
      <text:h text:style-name="Heading_20_2" text:outline-level="2"><text:bookmark-start text:name="organismos-de-ayuda-al-proyecto-empresarial"/>1. Organismos de Ayuda al Proyecto Empresarial<text:bookmark-end text:name="organismos-de-ayuda-al-proyecto-empresarial"/></text:h>
      <text:p text:style-name="First_20_paragraph"><text:span text:style-name="T1">Objetivo.</text:span> Identificar y aprovechar el apoyo de organismos que faciliten la puesta en marcha del proyecto en Palma de Mallorca.</text:p>
      <text:list text:style-name="L1">
        <text:list-item>
          <text:p text:style-name="P1"><text:span text:style-name="T1">Ventanilla Única Empresarial.</text:span> En las Islas Baleares, esta entidad centraliza los trámites administrativos, lo que simplifica el proceso de creación de la empresa. Su uso puede agilizar la obtención de licencias y otros permisos necesarios.</text:p>
          <text:p text:style-name="First_20_paragraph"><draw:frame draw:name="img1" svg:width="0.25in" svg:height="0.25in"><draw:image xlink:href="Pictures/0.png" xlink:type="simple" xlink:show="embed" xlink:actuate="onLoad"/></draw:frame></text:p>
          <text:p text:style-name="Text_20_body">Info</text:p>
          <text:p text:style-name="Text_20_body"><text:span text:style-name="T1">Dirección:</text:span> Carrer de l'Estudi General, 7, 07001 Palma<text:line-break/><text:span text:style-name="T1">Teléfono:</text:span> 971 71 01 88<text:line-break/><text:span text:style-name="T1">Correo electrónico:</text:span> <text:a xlink:type="simple" xlink:href="mailto:info@cambramallorca.com" office:name=""><text:span text:style-name="Definition">info@cambramallorca.com</text:span></text:a></text:p>
        </text:list-item>
        <text:list-item>
          <text:p text:style-name="P1"><text:span text:style-name="T1">Punto de Atención al Emprendedor (PAE).</text:span> En Palma existen oficinas PAE que ofrecen asesoramiento integral, desde la elaboración del plan de negocio hasta el acompañamiento en la búsqueda de financiación y ayudas.</text:p>
          <text:p text:style-name="Text_20_body"><draw:frame draw:name="img2" svg:width="0.25in" svg:height="0.25in"><draw:image xlink:href="Pictures/1.png" xlink:type="simple" xlink:show="embed" xlink:actuate="onLoad"/></draw:frame></text:p>
          <text:p text:style-name="Text_20_body">Info</text:p>
          <text:p text:style-name="Text_20_body"><text:span text:style-name="T1">Dirección:</text:span> Carrer de Socors, 22, 07002 Palma<text:line-break/><text:span text:style-name="T1">Teléfono:</text:span> 971 22 59 00<text:line-break/><text:span text:style-name="T1">Correo electrónico:</text:span> <text:a xlink:type="simple" xlink:href="mailto:info@palmaactiva.com" office:name=""><text:span text:style-name="Definition">info@palmaactiva.com</text:span></text:a></text:p>
        </text:list-item>
        <text:list-item>
          <text:p text:style-name="P1"><text:span text:style-name="T1">Cámaras de Comercio.</text:span> La Cámara de Comercio de las Islas Baleares brinda formación, asesoramiento en financiación y acceso a redes de contactos que pueden resultar esenciales para la consolidación del proyecto. <text:span text:style-name="T2">Ejemplo:</text:span> Pueden ofrecer cursos específicos sobre digitalización y herramientas tecnológicas aplicadas al emprendimiento.</text:p>
          <text:p text:style-name="Text_20_body"><draw:frame draw:name="img3" svg:width="0.25in" svg:height="0.25in"><draw:image xlink:href="Pictures/2.png" xlink:type="simple" xlink:show="embed" xlink:actuate="onLoad"/></draw:frame></text:p>
          <text:p text:style-name="Text_20_body">Info</text:p>
          <text:p text:style-name="Text_20_body"><text:span text:style-name="T1">Dirección:</text:span> <text:span text:style-name="T1">Teléfono:</text:span> <text:span text:style-name="T1">Correo electrónico:</text:span></text:p>
        </text:list-item>
        <text:list-item>
          <text:p text:style-name="P1"><text:span text:style-name="T1">Asociaciones Empresariales y Redes de Apoyo.</text:span> Organizaciones locales de emprendedores y asociaciones empresariales de la región colaboran mediante la realización de eventos, talleres y la difusión de subvenciones autonómicas o locales.</text:p>
          <text:p text:style-name="Text_20_body"><draw:frame draw:name="img4" svg:width="0.25in" svg:height="0.25in"><draw:image xlink:href="Pictures/3.png" xlink:type="simple" xlink:show="embed" xlink:actuate="onLoad"/></draw:frame></text:p>
          <text:p text:style-name="Text_20_body">Info</text:p>
          <text:p text:style-name="Text_20_body"><text:span text:style-name="T1">Dirección:</text:span> <text:span text:style-name="T1">Teléfono:</text:span> <text:span text:style-name="T1">Correo electrónico:</text:span></text:p>
        </text:list-item>
        <text:list-item>
          <text:p text:style-name="P1"><text:span text:style-name="T1">Agencia Tributaria y Seguridad Social.</text:span> Estos organismos facilitan el cumplimiento de las obligaciones fiscales y laborales, aspecto fundamental en el contexto normativo de España y, concretamente, de Baleares.</text:p>
          <text:p text:style-name="Text_20_body"><draw:frame draw:name="img5" svg:width="0.25in" svg:height="0.25in"><draw:image xlink:href="Pictures/4.png" xlink:type="simple" xlink:show="embed" xlink:actuate="onLoad"/></draw:frame></text:p>
          <text:p text:style-name="Text_20_body">Info</text:p>
          <text:p text:style-name="Text_20_body"><text:span text:style-name="T1">Dirección:</text:span> <text:span text:style-name="T1">Teléfono:</text:span> <text:span text:style-name="T1">Correo electrónico:</text:span></text:p>
        </text:list-item>
      </text:list>
      <text:h text:style-name="Heading_20_2" text:outline-level="2"><text:bookmark-start text:name="directorio-de-organismos-y-direcciones-de-ayuda-al-autoempleo"/>2. Directorio de Organismos y Direcciones de Ayuda al Autoempleo<text:bookmark-end text:name="directorio-de-organismos-y-direcciones-de-ayuda-al-autoempleo"/></text:h>
      <text:p text:style-name="First_20_paragraph">Para fomentar una red de apoyo colaborativa, se propone la creación de fichas informativas. A modo de ejemplo, se desarrolla la siguiente fich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Organismo</text:span></text:p>
            </table:table-cell>
            <table:table-cell table:style-name="TableHeaderRowCell" office:value-type="string">
              <text:p text:style-name="Table_20_Heading"><text:span text:style-name="T1">Dirección/Web</text:span></text:p>
            </table:table-cell>
            <table:table-cell table:style-name="TableHeaderRowCell" office:value-type="string">
              <text:p text:style-name="Table_20_Heading"><text:span text:style-name="T1">Servicios</text:span></text:p>
            </table:table-cell>
            <table:table-cell table:style-name="TableHeaderRowCell" office:value-type="string">
              <text:p text:style-name="Table_20_Heading"><text:span text:style-name="T1">Contacto</text:span></text:p>
            </table:table-cell>
          </table:table-row>
        </table:table-header-rows>
        <table:table-row>
          <table:table-cell table:style-name="TableRowCell" office:value-type="string">
            <text:p text:style-name="Table_20_Contents">Punto de Atención al Emprendedor (PAE) Palma</text:p>
          </table:table-cell>
          <table:table-cell table:style-name="TableRowCell" office:value-type="string">
            <text:p text:style-name="Table_20_Contents">Calle Nou de la Rambla, 23, 07012 Palma<text:a xlink:type="simple" xlink:href="https://chatgpt.com/c/67c77fc4-6acc-8013-8ce5-7f66c0a2c760#" office:name=""><text:span text:style-name="Definition">www.emprendemallorca.es/pae</text:span></text:a></text:p>
          </table:table-cell>
          <table:table-cell table:style-name="TableRowCell" office:value-type="string">
            <text:p text:style-name="Table_20_Contents">Asesoramiento integral en trámites, financiación y formación.</text:p>
          </table:table-cell>
          <table:table-cell table:style-name="TableRowCell" office:value-type="string">
            <text:p text:style-name="Table_20_Contents">Tel: 971 123 456Email: <text:a xlink:type="simple" xlink:href="mailto:pae.palma@baleares.es" office:name=""><text:span text:style-name="Definition">pae.palma@baleares.es</text:span></text:a></text:p>
          </table:table-cell>
        </table:table-row>
        <table:table-row>
          <table:table-cell table:style-name="TableRowCell" office:value-type="string">
            <text:p text:style-name="Table_20_Contents">Cámara de Comercio de las Islas Baleares</text:p>
          </table:table-cell>
          <table:table-cell table:style-name="TableRowCell" office:value-type="string">
            <text:p text:style-name="Table_20_Contents">Passeig Joan XXIII, 15, 07002 Palma<text:a xlink:type="simple" xlink:href="https://chatgpt.com/c/67c77fc4-6acc-8013-8ce5-7f66c0a2c760#" office:name=""><text:span text:style-name="Definition">www.ccb-baleares.com</text:span></text:a></text:p>
          </table:table-cell>
          <table:table-cell table:style-name="TableRowCell" office:value-type="string">
            <text:p text:style-name="Table_20_Contents">Cursos de formación, asesoramiento en financiación y networking.</text:p>
          </table:table-cell>
          <table:table-cell table:style-name="TableRowCell" office:value-type="string">
            <text:p text:style-name="Table_20_Contents">Tel: 971 654 321Email: <text:a xlink:type="simple" xlink:href="mailto:info@ccb-baleares.com" office:name=""><text:span text:style-name="Definition">info@ccb-baleares.com</text:span></text:a></text:p>
          </table:table-cell>
        </table:table-row>
      </table:table>
      <text:h text:style-name="Heading_20_2" text:outline-level="2"><text:bookmark-start text:name="plan-de-inversiones"/>3. Plan de Inversiones<text:bookmark-end text:name="plan-de-inversiones"/></text:h>
      <text:p text:style-name="First_20_paragraph">Este plan detalla los recursos económicos necesarios para poner en marcha el proyecto, considerando tanto la inversión en tecnología y desarrollo como en infraestructura y promoción. Se identifican los elementos clave y se asigna un coste estimado para cada uno.</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Elemento</text:span></text:p>
            </table:table-cell>
            <table:table-cell table:style-name="TableHeaderRowCell" office:value-type="string">
              <text:p text:style-name="Table_20_Heading"><text:span text:style-name="T1">Coste Estimado</text:span></text:p>
            </table:table-cell>
            <table:table-cell table:style-name="TableHeaderRowCell" office:value-type="string">
              <text:p text:style-name="Table_20_Heading"><text:span text:style-name="T1">Descripción</text:span></text:p>
            </table:table-cell>
          </table:table-row>
        </table:table-header-rows>
        <table:table-row>
          <table:table-cell table:style-name="TableRowCell" office:value-type="string">
            <text:p text:style-name="Table_20_Contents"><text:span text:style-name="T1">Desarrollo y Diseño de la App</text:span></text:p>
          </table:table-cell>
          <table:table-cell table:style-name="TableRowCell" office:value-type="string">
            <text:p text:style-name="Table_20_Contents">8.000 €</text:p>
          </table:table-cell>
          <table:table-cell table:style-name="TableRowCell" office:value-type="string">
            <text:p text:style-name="Table_20_Contents">Incluye contratación de desarrolladores y diseñadores gráficos.</text:p>
          </table:table-cell>
        </table:table-row>
        <table:table-row>
          <table:table-cell table:style-name="TableRowCell" office:value-type="string">
            <text:p text:style-name="Table_20_Contents"><text:span text:style-name="T1">Licencias de Software y Hosting</text:span></text:p>
          </table:table-cell>
          <table:table-cell table:style-name="TableRowCell" office:value-type="string">
            <text:p text:style-name="Table_20_Contents">3.000 €</text:p>
          </table:table-cell>
          <table:table-cell table:style-name="TableRowCell" office:value-type="string">
            <text:p text:style-name="Table_20_Contents">Adquisición de herramientas de desarrollo, servidores y plataformas de alojamiento.</text:p>
          </table:table-cell>
        </table:table-row>
        <table:table-row>
          <table:table-cell table:style-name="TableRowCell" office:value-type="string">
            <text:p text:style-name="Table_20_Contents"><text:span text:style-name="T1">Mobiliario y Equipamiento de Oficina</text:span></text:p>
          </table:table-cell>
          <table:table-cell table:style-name="TableRowCell" office:value-type="string">
            <text:p text:style-name="Table_20_Contents">2.000 €</text:p>
          </table:table-cell>
          <table:table-cell table:style-name="TableRowCell" office:value-type="string">
            <text:p text:style-name="Table_20_Contents">Adquisición de mobiliario ergonómico y equipamiento básico para una oficina en Palma.</text:p>
          </table:table-cell>
        </table:table-row>
        <table:table-row>
          <table:table-cell table:style-name="TableRowCell" office:value-type="string">
            <text:p text:style-name="Table_20_Contents"><text:span text:style-name="T1">Gastos de Marketing Digital</text:span></text:p>
          </table:table-cell>
          <table:table-cell table:style-name="TableRowCell" office:value-type="string">
            <text:p text:style-name="Table_20_Contents">2.000 €</text:p>
          </table:table-cell>
          <table:table-cell table:style-name="TableRowCell" office:value-type="string">
            <text:p text:style-name="Table_20_Contents">Campañas en redes sociales y publicidad online para posicionar la app localmente.</text:p>
          </table:table-cell>
        </table:table-row>
        <table:table-row>
          <table:table-cell table:style-name="TableRowCell" office:value-type="string">
            <text:p text:style-name="Table_20_Contents"><text:span text:style-name="T1">Gastos Administrativos y Trámites</text:span></text:p>
          </table:table-cell>
          <table:table-cell table:style-name="TableRowCell" office:value-type="string">
            <text:p text:style-name="Table_20_Contents">1.500 €</text:p>
          </table:table-cell>
          <table:table-cell table:style-name="TableRowCell" office:value-type="string">
            <text:p text:style-name="Table_20_Contents">Costes de registro, licencias y otros trámites legales y fiscales.</text:p>
          </table:table-cell>
        </table:table-row>
        <table:table-row>
          <table:table-cell table:style-name="TableRowCell" office:value-type="string">
            <text:p text:style-name="Table_20_Contents"><text:span text:style-name="T1">Total</text:span></text:p>
          </table:table-cell>
          <table:table-cell table:style-name="TableRowCell" office:value-type="string">
            <text:p text:style-name="Table_20_Contents"><text:span text:style-name="T1">16.500 €</text:span></text:p>
          </table:table-cell>
          <table:table-cell table:style-name="TableRowCell" office:value-type="string">
    </table:table-cell>
        </table:table-row>
      </table:table>
      <text:h text:style-name="Heading_20_2" text:outline-level="2"><text:bookmark-start text:name="plan-de-financiación"/>4. Plan de Financiación<text:bookmark-end text:name="plan-de-financiación"/></text:h>
      <text:p text:style-name="First_20_paragraph">Para cubrir el total de la inversión estimada, se plantea una combinación de fuentes de financiación que equilibre recursos propios, financiación externa y ayudas públicas locales. Esta estrategia busca reducir riesgos y aprovechar el entorno favorable para emprendedores en las Islas Baleare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Fuente de Financiación</text:span></text:p>
            </table:table-cell>
            <table:table-cell table:style-name="TableHeaderRowCell" office:value-type="string">
              <text:p text:style-name="Table_20_Heading"><text:span text:style-name="T1">Cantidad</text:span></text:p>
            </table:table-cell>
            <table:table-cell table:style-name="TableHeaderRowCell" office:value-type="string">
              <text:p text:style-name="Table_20_Heading"><text:span text:style-name="T1">Justificación</text:span></text:p>
            </table:table-cell>
          </table:table-row>
        </table:table-header-rows>
        <table:table-row>
          <table:table-cell table:style-name="TableRowCell" office:value-type="string">
            <text:p text:style-name="Table_20_Contents"><text:span text:style-name="T1">Ahorros Personales</text:span></text:p>
          </table:table-cell>
          <table:table-cell table:style-name="TableRowCell" office:value-type="string">
            <text:p text:style-name="Table_20_Contents">5.000 €</text:p>
          </table:table-cell>
          <table:table-cell table:style-name="TableRowCell" office:value-type="string">
            <text:p text:style-name="Table_20_Contents">Capital inicial para financiar gastos operativos menores y dar el impulso inicial al proyecto.</text:p>
          </table:table-cell>
        </table:table-row>
        <table:table-row>
          <table:table-cell table:style-name="TableRowCell" office:value-type="string">
            <text:p text:style-name="Table_20_Contents"><text:span text:style-name="T1">Préstamo Bancario</text:span></text:p>
          </table:table-cell>
          <table:table-cell table:style-name="TableRowCell" office:value-type="string">
            <text:p text:style-name="Table_20_Contents">8.000 €</text:p>
          </table:table-cell>
          <table:table-cell table:style-name="TableRowCell" office:value-type="string">
            <text:p text:style-name="Table_20_Contents">Fondos destinados a cubrir inversiones en desarrollo tecnológico y adquisición de licencias; se negociará con bancos locales.</text:p>
          </table:table-cell>
        </table:table-row>
        <table:table-row>
          <table:table-cell table:style-name="TableRowCell" office:value-type="string">
            <text:p text:style-name="Table_20_Contents"><text:span text:style-name="T1">Subvención/Financiación Autonómica</text:span></text:p>
          </table:table-cell>
          <table:table-cell table:style-name="TableRowCell" office:value-type="string">
            <text:p text:style-name="Table_20_Contents">3.500 €</text:p>
          </table:table-cell>
          <table:table-cell table:style-name="TableRowCell" office:value-type="string">
            <text:p text:style-name="Table_20_Contents">Ayuda específica para emprendedores en Baleares, aprovechando los programas de apoyo a la creación de empresas en la región.</text:p>
          </table:table-cell>
        </table:table-row>
        <table:table-row>
          <table:table-cell table:style-name="TableRowCell" office:value-type="string">
            <text:p text:style-name="Table_20_Contents"><text:span text:style-name="T1">Total</text:span></text:p>
          </table:table-cell>
          <table:table-cell table:style-name="TableRowCell" office:value-type="string">
            <text:p text:style-name="Table_20_Contents"><text:span text:style-name="T1">16.500 €</text:span></text:p>
          </table:table-cell>
          <table:table-cell table:style-name="TableRowCell" office:value-type="string">
    </table:table-cell>
        </table:table-row>
      </table:table>
      <text:h text:style-name="Heading_20_2" text:outline-level="2"><text:bookmark-start text:name="el-equipo-humano"/>5. El Equipo Humano<text:bookmark-end text:name="el-equipo-humano"/></text:h>
      <text:p text:style-name="First_20_paragraph">Se define una estructura organizativa que combine la experiencia del promotor y la necesidad de contar con un equipo multidisciplinar:</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Puesto</text:span></text:p>
            </table:table-cell>
            <table:table-cell table:style-name="TableHeaderRowCell" office:value-type="string">
              <text:p text:style-name="Table_20_Heading"><text:span text:style-name="T1">Funciones</text:span></text:p>
            </table:table-cell>
            <table:table-cell table:style-name="TableHeaderRowCell" office:value-type="string">
              <text:p text:style-name="Table_20_Heading"><text:span text:style-name="T1">Perfil/Cualificación</text:span></text:p>
            </table:table-cell>
          </table:table-row>
        </table:table-header-rows>
        <table:table-row>
          <table:table-cell table:style-name="TableRowCell" office:value-type="string">
            <text:p text:style-name="Table_20_Contents"><text:span text:style-name="T1">Director / Project Manager</text:span></text:p>
          </table:table-cell>
          <table:table-cell table:style-name="TableRowCell" office:value-type="string">
            <text:p text:style-name="Table_20_Contents">Gestión general del proyecto, toma de decisiones estratégicas, supervisión de todos los departamentos.</text:p>
          </table:table-cell>
          <table:table-cell table:style-name="TableRowCell" office:value-type="string">
            <text:p text:style-name="Table_20_Contents">Experiencia en dirección creativa y gestión de proyectos; formación en diseño.</text:p>
          </table:table-cell>
        </table:table-row>
        <table:table-row>
          <table:table-cell table:style-name="TableRowCell" office:value-type="string">
            <text:p text:style-name="Table_20_Contents"><text:span text:style-name="T1">Desarrollador de Software</text:span></text:p>
          </table:table-cell>
          <table:table-cell table:style-name="TableRowCell" office:value-type="string">
            <text:p text:style-name="Table_20_Contents">Programación, mantenimiento y actualización de la aplicación móvil.</text:p>
          </table:table-cell>
          <table:table-cell table:style-name="TableRowCell" office:value-type="string">
            <text:p text:style-name="Table_20_Contents">Conocimientos en desarrollo de apps, UX/UI y lenguajes de programación modernos.</text:p>
          </table:table-cell>
        </table:table-row>
        <table:table-row>
          <table:table-cell table:style-name="TableRowCell" office:value-type="string">
            <text:p text:style-name="Table_20_Contents"><text:span text:style-name="T1">Especialista en Marketing Digital</text:span></text:p>
          </table:table-cell>
          <table:table-cell table:style-name="TableRowCell" office:value-type="string">
            <text:p text:style-name="Table_20_Contents">Diseño y ejecución de campañas online, gestión de redes sociales y comunicación de marca.</text:p>
          </table:table-cell>
          <table:table-cell table:style-name="TableRowCell" office:value-type="string">
            <text:p text:style-name="Table_20_Contents">Experiencia en estrategias digitales y análisis de métricas de usuario.</text:p>
          </table:table-cell>
        </table:table-row>
        <table:table-row>
          <table:table-cell table:style-name="TableRowCell" office:value-type="string">
            <text:p text:style-name="Table_20_Contents"><text:span text:style-name="T1">Administrativo/Financiero</text:span></text:p>
          </table:table-cell>
          <table:table-cell table:style-name="TableRowCell" office:value-type="string">
            <text:p text:style-name="Table_20_Contents">Gestión de trámites, contabilidad y coordinación con organismos locales (PAE, Cámara de Comercio, etc.).</text:p>
          </table:table-cell>
          <table:table-cell table:style-name="TableRowCell" office:value-type="string">
            <text:p text:style-name="Table_20_Contents">Formación en administración y experiencia en gestión de pequeñas empresas.</text:p>
          </table:table-cell>
        </table:table-row>
      </table:table>
      <text:h text:style-name="Heading_20_3" text:outline-level="3"><text:bookmark-start text:name="determinación-de-funciones-y-tareas"/>5.1. <text:span text:style-name="T1">Determinación de Funciones y Tareas</text:span><text:bookmark-end text:name="determinación-de-funciones-y-tareas"/></text:h>
      <text:p text:style-name="First_20_paragraph">Para lograr el desarrollo, lanzamiento y crecimiento de la app, es fundamental definir claramente las tareas y responsabilidades en las áreas clave: desarrollo tecnológico, diseño, marketing y administración. Esto implica identificar:</text:p>
      <text:list text:style-name="L2">
        <text:list-item>
          <text:p text:style-name="P2"><text:span text:style-name="T1">Actividades de Desarrollo y Diseño.</text:span> Programación de la aplicación, integración de elementos de gamificación, pruebas de usabilidad y actualizaciones basadas en feedback.</text:p>
        </text:list-item>
        <text:list-item>
          <text:p text:style-name="P2"><text:span text:style-name="T1">Actividades de Marketing y Comunicación.</text:span> Estrategias de captación de usuarios, gestión de redes sociales, alianzas con influencers locales y campañas de promoción.</text:p>
        </text:list-item>
        <text:list-item>
          <text:p text:style-name="P2"><text:span text:style-name="T1">Actividades Administrativas y Financieras.</text:span> Gestión de trámites, contabilidad, cumplimiento de normativas y coordinación con organismos de apoyo en Palma.</text:p>
        </text:list-item>
        <text:list-item>
          <text:p text:style-name="P2"><text:span text:style-name="T1">Atención al Cliente y Soporte Técnico (en fases posteriores).</text:span> Responder consultas, gestionar incidencias y asegurar una experiencia de usuario satisfactoria.</text:p>
        </text:list-item>
      </text:list>
      <text:h text:style-name="Heading_20_3" text:outline-level="3"><text:bookmark-start text:name="identificación-de-puestos-y-perfiles-profesionales"/>5.2. <text:span text:style-name="T1">Identificación de Puestos y Perfiles Profesionales</text:span><text:bookmark-end text:name="identificación-de-puestos-y-perfiles-profesionales"/></text:h>
      <text:p text:style-name="First_20_paragraph"><text:span text:style-name="T1">a) Director / Project Manager</text:span></text:p>
      <text:list text:style-name="L3">
        <text:list-item>
          <text:p text:style-name="P3"><text:span text:style-name="T1">Funciones.</text:span> Coordinar la estrategia global del proyecto, supervisar la ejecución de tareas en todas las áreas, tomar decisiones estratégicas y mantener la comunicación con organismos locales (como PAE o Cámara de Comercio de Baleares).</text:p>
        </text:list-item>
        <text:list-item>
          <text:p text:style-name="P3"><text:span text:style-name="T1">Perfil.</text:span> Experiencia en dirección de proyectos, conocimiento del sector tecnológico y capacidad para liderar equipos multidisciplinares. Puede ser el propio emprendedor, aprovechando su conocimiento en gamificación y gestión.</text:p>
        </text:list-item>
      </text:list>
      <text:p text:style-name="First_20_paragraph"><text:span text:style-name="T1">b) Desarrollador de Aplicaciones Móviles / Ingeniero de Software</text:span></text:p>
      <text:list text:style-name="L4">
        <text:list-item>
          <text:p text:style-name="P4"><text:span text:style-name="T1">Funciones.</text:span> Diseñar, programar y mantener la aplicación; asegurar la integración de elementos de gamificación; implementar actualizaciones y corregir incidencias técnicas.</text:p>
        </text:list-item>
        <text:list-item>
          <text:p text:style-name="P4"><text:span text:style-name="T1">Perfil.</text:span> Conocimientos en desarrollo móvil (nativo o cross-platform), experiencia en metodologías ágiles y capacidad para trabajar en un entorno startup.</text:p>
        </text:list-item>
      </text:list>
      <text:p text:style-name="First_20_paragraph"><text:span text:style-name="T1">c) Diseñador UX/UI y Especialista en Gamificación</text:span></text:p>
      <text:list text:style-name="L5">
        <text:list-item>
          <text:p text:style-name="P5"><text:span text:style-name="T1">Funciones.</text:span> Crear una interfaz intuitiva y atractiva; integrar mecánicas de juego que incentiven la formación y mantenimiento de hábitos; realizar pruebas de usuario para optimizar la experiencia.</text:p>
        </text:list-item>
        <text:list-item>
          <text:p text:style-name="P5"><text:span text:style-name="T1">Perfil.</text:span> Formación en diseño gráfico o similar, experiencia en diseño de interfaces y conocimientos en gamificación.</text:p>
        </text:list-item>
      </text:list>
      <text:p text:style-name="First_20_paragraph"><text:span text:style-name="T1">d) Especialista en Marketing Digital</text:span></text:p>
      <text:list text:style-name="L6">
        <text:list-item>
          <text:p text:style-name="P6"><text:span text:style-name="T1">Funciones.</text:span> Planificar y ejecutar campañas de marketing digital, gestionar redes sociales y colaborar con influencers y expertos locales para posicionar la app en Palma y, posteriormente, en mercados más amplios.</text:p>
        </text:list-item>
        <text:list-item>
          <text:p text:style-name="P6"><text:span text:style-name="T1">Perfil.</text:span> Experiencia en estrategias de marketing digital, manejo de herramientas de analítica web y redes sociales, y habilidad para generar contenidos que conecten con la audiencia.</text:p>
        </text:list-item>
      </text:list>
      <text:p text:style-name="First_20_paragraph"><text:span text:style-name="T1">e) Administrativo/Financiero</text:span></text:p>
      <text:list text:style-name="L7">
        <text:list-item>
          <text:p text:style-name="P7"><text:span text:style-name="T1">Funciones.</text:span> Gestionar trámites administrativos, contabilidad, relaciones con organismos locales (como la Ventanilla Única Empresarial y el PAE) y la coordinación con asesores fiscales y laborales.</text:p>
        </text:list-item>
        <text:list-item>
          <text:p text:style-name="P7"><text:span text:style-name="T1">Perfil.</text:span> Formación en administración o contabilidad, conocimiento del entorno normativo y experiencia en la gestión de pequeñas empresas.</text:p>
        </text:list-item>
      </text:list>
      <text:h text:style-name="Heading_20_3" text:outline-level="3"><text:bookmark-start text:name="proceso-de-selección-y-contratación"/>5.3. <text:span text:style-name="T1">Proceso de Selección y Contratación</text:span><text:bookmark-end text:name="proceso-de-selección-y-contratación"/></text:h>
      <text:list text:style-name="L8">
        <text:list-item>
          <text:p text:style-name="P8"><text:span text:style-name="T1">Selección.</text:span></text:p>
          <text:list text:style-name="L9">
            <text:list-item>
              <text:p text:style-name="P9">Revisión de currículos y portfolios, entrevistas personales y pruebas técnicas/dinámicas grupales, especialmente para roles críticos como el de desarrollador y diseñador UX/UI.</text:p>
            </text:list-item>
            <text:list-item>
              <text:p text:style-name="P9">Evaluación del encaje cultural con la filosofía de auto-mejora y bienestar que impulsa la app.</text:p>
            </text:list-item>
          </text:list>
        </text:list-item>
        <text:list-item>
          <text:p text:style-name="P8"><text:span text:style-name="T1">Tipo de Contrato.</text:span></text:p>
          <text:list text:style-name="L10">
            <text:list-item>
              <text:p text:style-name="P10">Inicialmente, se pueden optar por contratos temporales o por proyecto, con miras a formalizarlos de forma indefinida conforme se consolide la empresa y crezca la base de usuarios.</text:p>
            </text:list-item>
          </text:list>
        </text:list-item>
      </text:list>
      <text:h text:style-name="Heading_20_3" text:outline-level="3"><text:bookmark-start text:name="estructura-organizativa-y-comunicación"/>5.4. <text:span text:style-name="T1">Estructura Organizativa y Comunicación</text:span><text:bookmark-end text:name="estructura-organizativa-y-comunicación"/></text:h>
      <text:list text:style-name="L11">
        <text:list-item>
          <text:p text:style-name="P11"><text:span text:style-name="T1">Organigrama Inicial.</text:span> Una estructura plana que permita la comunicación directa entre el Director y los responsables de cada área, facilitando la toma de decisiones rápida y flexible.</text:p>
          <text:list text:style-name="L12">
            <text:list-item>
              <text:p text:style-name="P12"><text:span text:style-name="T1">Director / Project Manager.</text:span> Líder del equipo.</text:p>
            </text:list-item>
            <text:list-item>
              <text:p text:style-name="P12"><text:span text:style-name="T1">Equipo Tecnológico.</text:span> Desarrollador y Diseñador UX/UI.</text:p>
            </text:list-item>
            <text:list-item>
              <text:p text:style-name="P12"><text:span text:style-name="T1">Equipo de Marketing y Comunicación.</text:span> Especialista en Marketing Digital.</text:p>
            </text:list-item>
            <text:list-item>
              <text:p text:style-name="P12"><text:span text:style-name="T1">Administración y Finanzas.</text:span> Administrativo/Financiero.</text:p>
            </text:list-item>
          </text:list>
        </text:list-item>
        <text:list-item>
          <text:p text:style-name="P11"><text:span text:style-name="T1">Comunicación Interna.</text:span></text:p>
          <text:list text:style-name="L13">
            <text:list-item>
              <text:p text:style-name="P13">Reuniones semanales de seguimiento y coordinación.</text:p>
            </text:list-item>
            <text:list-item>
              <text:p text:style-name="P13">Uso de herramientas colaborativas (por ejemplo, Slack o Trello) para el control de tareas y proyectos.</text:p>
            </text:list-item>
          </text:list>
        </text:list-item>
      </text:list>
      <text:h text:style-name="Heading_20_3" text:outline-level="3"><text:bookmark-start text:name="costes-aspectos-contractuales-y-políticas-de-motivación"/>5.5. <text:span text:style-name="T1">Costes, Aspectos Contractuales y Políticas de Motivación</text:span><text:bookmark-end text:name="costes-aspectos-contractuales-y-políticas-de-motivación"/></text:h>
      <text:list text:style-name="L14">
        <text:list-item>
          <text:p text:style-name="P14"><text:span text:style-name="T1">Costes.</text:span></text:p>
          <text:list text:style-name="L15">
            <text:list-item>
              <text:p text:style-name="P15">Establecer un presupuesto acorde a las realidades del mercado en Palma de Mallorca, consultando convenios colectivos y evaluando salarios competitivos para atraer talento.</text:p>
            </text:list-item>
          </text:list>
        </text:list-item>
        <text:list-item>
          <text:p text:style-name="P14"><text:span text:style-name="T1">Aspectos Contractuales.</text:span></text:p>
          <text:list text:style-name="L16">
            <text:list-item>
              <text:p text:style-name="P16">Revisión del convenio colectivo del sector tecnológico para asegurar el cumplimiento de obligaciones legales, incluyendo salarios, Seguridad Social y otros beneficios.</text:p>
            </text:list-item>
          </text:list>
        </text:list-item>
        <text:list-item>
          <text:p text:style-name="P14"><text:span text:style-name="T1">Políticas de Integración y Motivación.</text:span></text:p>
          <text:list text:style-name="L17">
            <text:list-item>
              <text:p text:style-name="P17"><text:span text:style-name="T1">Formación Continua.</text:span> Programas de capacitación en nuevas tecnologías, tendencias de marketing digital y gamificación.</text:p>
            </text:list-item>
            <text:list-item>
              <text:p text:style-name="P17"><text:span text:style-name="T1">Incentivos.</text:span> Bonificaciones o premios por el cumplimiento de objetivos clave (por ejemplo, alcanzar ciertos hitos de usuarios o mejoras en la retención).</text:p>
            </text:list-item>
            <text:list-item>
              <text:p text:style-name="P17"><text:span text:style-name="T1">Cultura Empresarial.</text:span> Fomentar un ambiente colaborativo, creativo y flexible que refleje el espíritu de auto-mejora y bienestar, en línea con la misión de la app.</text:p>
            </text:list-item>
          </text:list>
        </text:list-item>
      </text:list>
      <text:h text:style-name="Heading_20_3" text:outline-level="3"><text:bookmark-start text:name="proyección-de-crecimiento"/>5.6. <text:span text:style-name="T1">Proyección de Crecimiento</text:span><text:bookmark-end text:name="proyección-de-crecimiento"/></text:h>
      <text:list text:style-name="L18">
        <text:list-item>
          <text:p text:style-name="P18"><text:span text:style-name="T1">Fase Inicial (Primer Año).</text:span></text:p>
          <text:list text:style-name="L19">
            <text:list-item>
              <text:p text:style-name="P19">Comenzar con un equipo reducido (aproximadamente 4-5 personas) para cubrir las áreas esenciales, aprovechando la experiencia del emprendedor y contratando personal clave en desarrollo y marketing.</text:p>
            </text:list-item>
          </text:list>
        </text:list-item>
        <text:list-item>
          <text:p text:style-name="P18"><text:span text:style-name="T1">Expansión a Mediano Plazo (3-5 Años).</text:span></text:p>
          <text:list text:style-name="L20">
            <text:list-item>
              <text:p text:style-name="P20">Conforme la aplicación gane tracción y se alcancen los objetivos de usuarios, se prevé ampliar el equipo, incorporando roles adicionales (por ejemplo, soporte técnico, atención al cliente y personal especializado en análisis de datos) hasta alcanzar una plantilla de hasta 10 empleados.</text:p>
            </text:list-item>
          </text:list>
        </text:list-item>
      </text:list>
      <text:h text:style-name="Heading_20_2" text:outline-level="2"><text:bookmark-start text:name="plan-de-riesgos-laborales"/>6. Plan de Riesgos Laborales<text:bookmark-end text:name="plan-de-riesgos-laborales"/></text:h>
      <text:p text:style-name="First_20_paragraph">A continuación se presenta el <text:span text:style-name="T1">Plan de Prevención de Riesgos Laborales</text:span> para la empresa de desarrollo de la aplicación móvil en Palma de Mallorca. Este plan está diseñado para identificar y mitigar los riesgos asociados a las actividades de oficina y trabajo en el sector tecnológico, siguiendo las pautas generales del "TEMA 5. La creación de una empresa".</text:p>
      <text:h text:style-name="Heading_20_3" text:outline-level="3"><text:bookmark-start text:name="identificación-de-riesgos"/>6.1. Identificación de Riesgos<text:bookmark-end text:name="identificación-de-riesgos"/></text:h>
      <text:p text:style-name="First_20_paragraph"><text:span text:style-name="T1">a) Riesgos Ergonómicos y Visuales.</text:span></text:p>
      <text:list text:style-name="L21">
        <text:list-item>
          <text:p text:style-name="P21"><text:span text:style-name="T1">Fatiga Visual.</text:span> Debido a la exposición prolongada a pantallas, lo que puede generar tensión ocular, dolores de cabeza y fatiga visual.</text:p>
        </text:list-item>
        <text:list-item>
          <text:p text:style-name="P21"><text:span text:style-name="T1">Fatiga Postural.</text:span> Uso inadecuado de mobiliario o posturas prolongadas que pueden causar molestias o lesiones musculoesqueléticas.</text:p>
        </text:list-item>
      </text:list>
      <text:p text:style-name="First_20_paragraph"><text:span text:style-name="T1">b) Riesgos Psicosociales.</text:span></text:p>
      <text:list text:style-name="L22">
        <text:list-item>
          <text:p text:style-name="P22"><text:span text:style-name="T1">Estrés Laboral.</text:span> La presión por cumplir objetivos, trabajar en entornos dinámicos y la gestión de múltiples tareas pueden generar niveles elevados de estrés.</text:p>
        </text:list-item>
      </text:list>
      <text:p text:style-name="First_20_paragraph"><text:span text:style-name="T1">c) Riesgos en el Entorno Físico de la Oficina.</text:span></text:p>
      <text:list text:style-name="L23">
        <text:list-item>
          <text:p text:style-name="P23"><text:span text:style-name="T1">Riesgos Generales.</text:span> Posibles accidentes derivados del entorno (caídas, golpes, riesgos eléctricos, incendios) en la oficina situada en Palma.</text:p>
        </text:list-item>
      </text:list>
      <text:h text:style-name="Heading_20_3" text:outline-level="3"><text:bookmark-start text:name="medidas-preventivas"/>6.2. Medidas Preventivas<text:bookmark-end text:name="medidas-preventivas"/></text:h>
      <text:p text:style-name="First_20_paragraph">Para cada riesgo identificado se proponen las siguientes medidas preventivas:</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1">Riesgo</text:span></text:p>
            </table:table-cell>
            <table:table-cell table:style-name="TableHeaderRowCell" office:value-type="string">
              <text:p text:style-name="Table_20_Heading"><text:span text:style-name="T1">Medida Preventiva</text:span></text:p>
            </table:table-cell>
          </table:table-row>
        </table:table-header-rows>
        <table:table-row>
          <table:table-cell table:style-name="TableRowCell" office:value-type="string">
            <text:p text:style-name="Table_20_Contents"><text:span text:style-name="T1">Fatiga Visual</text:span></text:p>
          </table:table-cell>
          <table:table-cell table:style-name="TableRowCell" office:value-type="string">
            <text:p text:style-name="Table_20_Contents">- Uso de filtros de luz azul y ajuste de la luminosidad de las pantallas. - Promover pausas visuales (la regla 20-20-20: cada 20 minutos, mirar algo a 20 metros durante 20 segundos).</text:p>
          </table:table-cell>
        </table:table-row>
        <table:table-row>
          <table:table-cell table:style-name="TableRowCell" office:value-type="string">
            <text:p text:style-name="Table_20_Contents"><text:span text:style-name="T1">Fatiga Postural</text:span></text:p>
          </table:table-cell>
          <table:table-cell table:style-name="TableRowCell" office:value-type="string">
            <text:p text:style-name="Table_20_Contents">- Dotar a la oficina de sillas ergonómicas y mesas ajustables. - Realizar formaciones en ergonomía y adoptar pausas activas para estiramientos.</text:p>
          </table:table-cell>
        </table:table-row>
        <table:table-row>
          <table:table-cell table:style-name="TableRowCell" office:value-type="string">
            <text:p text:style-name="Table_20_Contents"><text:span text:style-name="T1">Estrés Laboral</text:span></text:p>
          </table:table-cell>
          <table:table-cell table:style-name="TableRowCell" office:value-type="string">
            <text:p text:style-name="Table_20_Contents">- Establecer horarios flexibles y promover pausas activas. - Implementar programas de bienestar, coaching o actividades de relajación.</text:p>
          </table:table-cell>
        </table:table-row>
        <table:table-row>
          <table:table-cell table:style-name="TableRowCell" office:value-type="string">
            <text:p text:style-name="Table_20_Contents"><text:span text:style-name="T1">Riesgos en el Entorno Físico</text:span></text:p>
          </table:table-cell>
          <table:table-cell table:style-name="TableRowCell" office:value-type="string">
            <text:p text:style-name="Table_20_Contents">- Instalación de extintores, señalización de salidas de emergencia y protocolos de evacuación. - Revisión periódica de instalaciones eléctricas y orden general de la oficina.</text:p>
          </table:table-cell>
        </table:table-row>
      </table:table>
      <text:h text:style-name="Heading_20_3" text:outline-level="3"><text:bookmark-start text:name="organización-y-responsabilidades"/>6.3. Organización y Responsabilidades<text:bookmark-end text:name="organización-y-responsabilidades"/></text:h>
      <text:list text:style-name="L24">
        <text:list-item>
          <text:p text:style-name="P24"><text:span text:style-name="T1">Responsable de Prevención.</text:span><text:line-break/>En empresas con pocos empleados, el propio director o un responsable designado asumirá la coordinación de la prevención, garantizando que se cumplan las normativas y se actualicen los protocolos de seguridad.</text:p>
        </text:list-item>
        <text:list-item>
          <text:p text:style-name="P24"><text:span text:style-name="T1">Formación y Concienciación.</text:span><text:line-break/>Se programarán sesiones de formación periódicas en materia de seguridad y prevención, tanto en aspectos ergonómicos como en el manejo del estrés y emergencias.</text:p>
        </text:list-item>
        <text:list-item>
          <text:p text:style-name="P24"><text:span text:style-name="T1">Evaluación Continua.</text:span><text:line-break/>Realizar evaluaciones regulares de riesgos y auditorías internas para detectar posibles áreas de mejora. Esto permitirá ajustar las medidas preventivas en función de la evolución del entorno laboral y de la tecnología utilizada.</text:p>
        </text:list-item>
      </text:list>
      <text:h text:style-name="Heading_20_3" text:outline-level="3"><text:bookmark-start text:name="documentación-y-seguimiento"/>6.4. Documentación y Seguimiento<text:bookmark-end text:name="documentación-y-seguimiento"/></text:h>
      <text:list text:style-name="L25">
        <text:list-item>
          <text:p text:style-name="P25"><text:span text:style-name="T1">Elaboración del Plan de Prevención.</text:span><text:line-break/>Documentar todas las medidas preventivas, protocolos y procedimientos. Este documento debe ser conocido y accesible para todos los empleados.</text:p>
        </text:list-item>
        <text:list-item>
          <text:p text:style-name="P25"><text:span text:style-name="T1">Actualización y Revisión.</text:span><text:line-break/>Revisar el plan de manera periódica (al menos una vez al año o ante cualquier cambio significativo en las condiciones laborales) para asegurar que se mantienen las condiciones de seguridad.</text:p>
        </text:list-item>
        <text:list-item>
          <text:p text:style-name="P25"><text:span text:style-name="T1">Comunicación Interna.</text:span><text:line-break/>Establecer canales de comunicación (reuniones, boletines internos) para informar sobre cambios, novedades o incidencias en materia de prevención de riesgos.</text:p>
        </text:list-item>
      </text:list>
      <text:h text:style-name="Heading_20_3" text:outline-level="3"><text:bookmark-start text:name="conclusión"/>6.5. Conclusión<text:bookmark-end text:name="conclusión"/></text:h>
      <text:p text:style-name="First_20_paragraph">Este plan de prevención de riesgos laborales se adapta a la realidad de una empresa tecnológica en Palma de Mallorca, priorizando la salud y el bienestar de los empleados a través de medidas específicas para mitigar riesgos ergonómicos, psicosociales y del entorno físico. Así, se contribuye a crear un ambiente de trabajo seguro, saludable y motivador, fundamental para el éxito del proyecto y el cumplimiento de los objetivos empresariales.</text:p>
      <text:h text:style-name="Heading_20_2" text:outline-level="2"><text:bookmark-start text:name="conclusión-1"/>7. Conclusión<text:bookmark-end text:name="conclusión-1"/></text:h>
      <text:p text:style-name="First_20_paragraph">El desarrollo del Guion EIE05 para la empresa en Palma de Mallorca se basa en un análisis integral que abarca desde la identificación de organismos de apoyo locales hasta la estructuración financiera, organizativa y la gestión de riesgos laborales. Este plan no solo asegura una puesta en marcha ordenada y sostenible, sino que también posiciona la aplicación móvil para hábitos positivos en un entorno con amplias oportunidades de crecimiento y apoyo institucional.</text:p>
      <text:p text:style-name="Text_20_body">Con un enfoque pragmático y adaptado a la realidad mallorquina, la estrategia contempla:</text:p>
      <text:list text:style-name="L26">
        <text:list-item>
          <text:p text:style-name="P26">Aprovechar el asesoramiento de organismos locales.</text:p>
        </text:list-item>
        <text:list-item>
          <text:p text:style-name="P26">Establecer un directorio colaborativo que refuerce la red de apoyo.</text:p>
        </text:list-item>
        <text:list-item>
          <text:p text:style-name="P26">Invertir de forma inteligente en recursos tecnológicos, infraestructurales y de marketing.</text:p>
        </text:list-item>
        <text:list-item>
          <text:p text:style-name="P26">Financiar el proyecto mediante una combinación equilibrada de recursos propios, préstamos y subvenciones.</text:p>
        </text:list-item>
        <text:list-item>
          <text:p text:style-name="P26">Conformar un equipo humano sólido y escalable.</text:p>
        </text:list-item>
        <text:list-item>
          <text:p text:style-name="P26">Prevenir riesgos laborales para garantizar un ambiente de trabajo saludabl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Solución EIE05</dc:title>
    <dc:description/>
    <dc:subject/>
    <meta:keyword/>
    <meta:initial-creator/>
    <dc:creator/>
    <meta:creation-date>2025-03-06T10:43:55Z</meta:creation-date>
    <dc:date>2025-03-06T10:43:55Z</dc:date>
    <meta:user-defined meta:name="number headings" meta:value-type="string">auto, first-level 2, max 3, contents ^toc, skip ^skipped, start-at 1, _.1.1.</meta:user-defined>
    <meta:user-defined meta:name="obsidianUIMode" meta:value-type="string"/>
  </office:meta>
</office:document-meta>
</file>